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image_id</text:p>
          </table:table-cell>
          <table:table-cell office:value-type="string" calcext:value-type="string">
            <text:p>box_id</text:p>
          </table:table-cell>
        </table:table-row>
        <table:table-row table:style-name="ro1">
          <table:table-cell office:value-type="string" calcext:value-type="string">
            <text:p>MHR.7145.jp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HR.7145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7145.jp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HR.7145.jp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HR.7145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7145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7145.jp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HR.7145.jp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HR.7145.jp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HR.7145.jp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HR.7145.jp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HR.7145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7145.jp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HR.7145.jp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HR.7145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7145.jp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HR.7146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HR.7146.jp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HR.7146.jp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HR.7146.jp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HR.7146.jp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HR.7146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7146.jp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HR.7146.jp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HR.7146.jp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HR.7146.jp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HR.7221.jp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HR.7221.jp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HR.7221.jp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HR.7221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7221.jp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HR.7221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7221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7221.jp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HR.7221.jp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HR.7221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7221.jp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HR.7221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R.7221.jp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HR.7221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HR.7221.jp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7248.jp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HR.7262.jp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HR.7279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7308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7308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7308.jp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HR.7308.jp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HR.7308.jp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HR.7308.jp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HR.7308.jp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HR.7308.jp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HR.7308.jpg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HR.7308.jp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HR.7308.jp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HR.7308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7308.jp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HR.7308.jp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HR.7308.jp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HR.7343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7372.jp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HR.7372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7372.jp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HR.7372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HR.7372.jp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HR.7372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R.7372.jp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HR.7372.jp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HR.7372.jp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HR.7372.jp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HR.7372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7372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7372.jp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HR.7372.jp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HR.7372.jp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HR.7372.jp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HR.7372.jp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HR.7372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7372.jp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HR.7394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R.7394.jp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HR.7394.jp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HR.7394.jp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HR.7394.jp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HR.7394.jp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HR.7394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7394.jp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HR.7394.jpg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HR.7394.jp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HR.7394.jp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HR.7394.jp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HR.7394.jp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HR.7394.jp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HR.7394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7394.jp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HR.7394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7394.jp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HR.7395.jp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HR.7396.jp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HR.7458.jp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HR.7472.jp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HR.7861.jp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HR.7866.jp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HR.7867.jp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HR.7889.jpg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HR.7898.jp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HR.7930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HR.7931.jp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HR.7962.jp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HR.8019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8019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8019.jp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HR.8019.jp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HR.8019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8019.jpg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HR.8019.jp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HR.8019.jp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HR.8019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8019.jp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HR.8019.jp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HR.8019.jp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HR.8020.jpg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HR.8022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8029.jp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HR.8155.jp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HR.8155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8155.jp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HR.8155.jp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HR.8155.jp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HR.8155.jp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HR.8155.jp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HR.8155.jp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HR.8155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8155.jp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HR.8155.jp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HR.8155.jp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HR.8155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8155.jp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HR.8155.jp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HR.8155.jp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HR.8155.jp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HR.8155.jp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HR.8155.jp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HR.8156.jp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HR.8160.jp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HR.8332.jp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HR.8332.jp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HR.8332.jp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HR.8332.jp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HR.8332.jp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HR.8332.jp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HR.8332.jp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HR.8332.jp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HR.8332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8332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8332.jp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HR.8332.jp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HR.8332.jp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HR.8332.j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HR.8332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HR.8387.jp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HR.8443.jpg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HR.8479.jpg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HR.8482.jp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HR.8483.jp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HR.8516.jp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HR.8516.jp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HR.8516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HR.8516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R.8516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8516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8516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8516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8516.jp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HR.8516.jp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HR.8516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8516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8516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8516.jp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HR.8516.jp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HR.8516.jp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HR.8516.jp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HR.8516.jp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HR.8516.jpg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HR.8750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HR.12622.jpg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  <table:database-ranges>
        <table:database-range table:name="__Anonymous_Sheet_DB__0" table:target-range-address="Sheet1.B970:Sheet1.B10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4:50:27.871527033</meta:creation-date>
    <dc:date>2024-07-23T20:17:54.987102624</dc:date>
    <meta:editing-duration>PT1H5M28S</meta:editing-duration>
    <meta:editing-cycles>13</meta:editing-cycles>
    <meta:generator>LibreOffice/7.3.7.2$Linux_X86_64 LibreOffice_project/30$Build-2</meta:generator>
    <meta:document-statistic meta:table-count="1" meta:cell-count="2052" meta:object-count="0"/>
  </office:meta>
</office:document-meta>
</file>